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style-name="ce1" table:formula="of:=[.$G$8]^[.H8]" office:value-type="float" office:value="6.1917364224" calcext:value-type="float">
            <text:p>6.1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9]*[.$D$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[.$G$8]^[.H9]" office:value-type="float" office:value="15.4070215745864" calcext:value-type="float">
            <text:p>15.41</text:p>
          </table:table-cell>
        </table:table-row>
        <table:table-row table:style-name="ro1">
          <table:table-cell table:number-columns-repeated="4"/>
          <table:table-cell table:formula="of:=[.E9]*[.$D$8]"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formula="of:=[.$G$8]^[.H10]" office:value-type="float" office:value="38.3375999244747" calcext:value-type="float">
            <text:p>38.34</text:p>
          </table:table-cell>
        </table:table-row>
        <table:table-row table:style-name="ro1">
          <table:table-cell table:number-columns-repeated="4"/>
          <table:table-cell table:formula="of:=[.E10]*[.$D$8]" office:value-type="float" office:value="8.64" calcext:value-type="float">
            <text:p>8.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[.$G$8]^[.H11]" office:value-type="float" office:value="95.3962166440689" calcext:value-type="float">
            <text:p>95.40</text:p>
          </table:table-cell>
        </table:table-row>
        <table:table-row table:style-name="ro1">
          <table:table-cell table:number-columns-repeated="4"/>
          <table:table-cell table:formula="of:=[.E11]*[.$D$8]" office:value-type="float" office:value="10.368" calcext:value-type="float">
            <text:p>10.3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table:formula="of:=[.$G$8]^[.H12]" office:value-type="float" office:value="237.37631379977" calcext:value-type="float">
            <text:p>237.38</text:p>
          </table:table-cell>
        </table:table-row>
        <table:table-row table:style-name="ro1">
          <table:table-cell table:number-columns-repeated="4"/>
          <table:table-cell table:formula="of:=[.E12]*[.$D$8]" office:value-type="float" office:value="12.4416" calcext:value-type="float">
            <text:p>12.44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table:formula="of:=[.$G$8]^[.H13]" office:value-type="float" office:value="590.668229154243" calcext:value-type="float">
            <text:p>590.67</text:p>
          </table:table-cell>
        </table:table-row>
        <table:table-row table:style-name="ro1">
          <table:table-cell table:number-columns-repeated="4"/>
          <table:table-cell table:formula="of:=[.E13]*[.$D$8]" office:value-type="float" office:value="14.92992" calcext:value-type="float">
            <text:p>14.929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table:formula="of:=[.$G$8]^[.H14]" office:value-type="float" office:value="1469.77156796908" calcext:value-type="float">
            <text:p>1,469.77</text:p>
          </table:table-cell>
        </table:table-row>
        <table:table-row table:style-name="ro1">
          <table:table-cell table:number-columns-repeated="4"/>
          <table:table-cell table:formula="of:=[.E14]*[.$D$8]" office:value-type="float" office:value="17.915904" calcext:value-type="float">
            <text:p>17.9159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table:formula="of:=[.$G$8]^[.H15]" office:value-type="float" office:value="3657.26198800883" calcext:value-type="float">
            <text:p>3,657.26</text:p>
          </table:table-cell>
        </table:table-row>
        <table:table-row table:style-name="ro1">
          <table:table-cell table:number-columns-repeated="4"/>
          <table:table-cell table:formula="of:=[.E15]*[.$D$8]" office:value-type="float" office:value="21.4990848" calcext:value-type="float">
            <text:p>21.49908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[.$G$8]^[.H16]" office:value-type="float" office:value="9100.43815000213" calcext:value-type="float">
            <text:p>9,100.44</text:p>
          </table:table-cell>
        </table:table-row>
        <table:table-row table:style-name="ro1">
          <table:table-cell table:number-columns-repeated="4"/>
          <table:table-cell table:formula="of:=[.E16]*[.$D$8]" office:value-type="float" office:value="25.79890176" calcext:value-type="float">
            <text:p>25.798901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table:formula="of:=[.$G$8]^[.H17]" office:value-type="float" office:value="22644.8022574133" calcext:value-type="float">
            <text:p>22,644.80</text:p>
          </table:table-cell>
        </table:table-row>
        <table:table-row table:style-name="ro1">
          <table:table-cell table:number-columns-repeated="4"/>
          <table:table-cell table:formula="of:=[.E17]*[.$D$8]" office:value-type="float" office:value="30.958682112" calcext:value-type="float">
            <text:p>30.9586821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table:formula="of:=[.$G$8]^[.H18]" office:value-type="float" office:value="56347.5143531667" calcext:value-type="float">
            <text:p>56,347.51</text:p>
          </table:table-cell>
        </table:table-row>
        <table:table-row table:style-name="ro1">
          <table:table-cell table:number-columns-repeated="4"/>
          <table:table-cell table:formula="of:=[.E18]*[.$D$8]" office:value-type="float" office:value="37.1504185344" calcext:value-type="float">
            <text:p>37.15041853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1" table:formula="of:=[.$G$8]^[.H19]" office:value-type="float" office:value="140210.646915272" calcext:value-type="float">
            <text:p>140,210.65</text:p>
          </table:table-cell>
        </table:table-row>
        <table:table-row table:style-name="ro1">
          <table:table-cell table:number-columns-repeated="4"/>
          <table:table-cell table:formula="of:=[.E19]*[.$D$8]" office:value-type="float" office:value="44.58050224128" calcext:value-type="float">
            <text:p>44.58050224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table:formula="of:=[.$G$8]^[.H20]" office:value-type="float" office:value="348888.956932209" calcext:value-type="float">
            <text:p>348,888.96</text:p>
          </table:table-cell>
        </table:table-row>
        <table:table-row table:style-name="ro1">
          <table:table-cell table:number-columns-repeated="4"/>
          <table:table-cell table:formula="of:=[.E20]*[.$D$8]" office:value-type="float" office:value="53.496602689536" calcext:value-type="float">
            <text:p>53.496602689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table:formula="of:=[.$G$8]^[.H21]" office:value-type="float" office:value="868147.369313553" calcext:value-type="float">
            <text:p>868,147.37</text:p>
          </table:table-cell>
        </table:table-row>
        <table:table-row table:style-name="ro1">
          <table:table-cell table:number-columns-repeated="4"/>
          <table:table-cell table:formula="of:=[.E21]*[.$D$8]" office:value-type="float" office:value="64.1959232274432" calcext:value-type="float">
            <text:p>64.19592322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table:formula="of:=[.$G$8]^[.H22]" office:value-type="float" office:value="2160228.4620103" calcext:value-type="float">
            <text:p>2,160,228.46</text:p>
          </table:table-cell>
        </table:table-row>
        <table:table-row table:style-name="ro1">
          <table:table-cell table:number-columns-repeated="4"/>
          <table:table-cell table:formula="of:=[.E22]*[.$D$8]" office:value-type="float" office:value="77.0351078729318" calcext:value-type="float">
            <text:p>77.03510787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3]*[.$D$8]" office:value-type="float" office:value="92.4421294475182" calcext:value-type="float">
            <text:p>92.442129447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4]*[.$D$8]" office:value-type="float" office:value="110.930555337022" calcext:value-type="float">
            <text:p>110.93055533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5]*[.$D$8]" office:value-type="float" office:value="133.116666404426" calcext:value-type="float">
            <text:p>133.116666404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6]*[.$D$8]" office:value-type="float" office:value="159.739999685311" calcext:value-type="float">
            <text:p>159.739999685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7]*[.$D$8]" office:value-type="float" office:value="191.687999622374" calcext:value-type="float">
            <text:p>191.687999622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8]*[.$D$8]" office:value-type="float" office:value="230.025599546848" calcext:value-type="float">
            <text:p>230.025599546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9]*[.$D$8]" office:value-type="float" office:value="276.030719456218" calcext:value-type="float">
            <text:p>276.030719456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0]*[.$D$8]" office:value-type="float" office:value="331.236863347462" calcext:value-type="float">
            <text:p>331.236863347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1]*[.$D$8]" office:value-type="float" office:value="397.484236016954" calcext:value-type="float">
            <text:p>397.48423601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2]*[.$D$8]" office:value-type="float" office:value="476.981083220345" calcext:value-type="float">
            <text:p>476.981083220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3]*[.$D$8]" office:value-type="float" office:value="572.377299864414" calcext:value-type="float">
            <text:p>572.377299864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4"/>
          <table:table-cell table:formula="of:=[.E1048575]*[.$D$8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20:59:38.21998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7:05:44.196655274</meta:creation-date>
    <dc:date>2017-08-14T01:53:52.919795624</dc:date>
    <meta:editing-duration>PT46M48S</meta:editing-duration>
    <meta:editing-cycles>2</meta:editing-cycles>
    <meta:generator>LibreOffice/5.1.6.2$Linux_X86_64 LibreOffice_project/10m0$Build-2</meta:generator>
    <meta:document-statistic meta:table-count="1" meta:cell-count="86" meta:object-count="0"/>
  </office:meta>
</office:document-meta>
</file>